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getCustomizers( Class &lt; T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ustomize( CodeEmitter e , int index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HashMultiplier( int multi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HashConstant( int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getOutType( int index , 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Factory.Ke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or.getFieldName( i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Interface( Class key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reate( ClassLoader loader , Class keyInterface , KeyFactoryCustomizer customizer , List &lt; KeyFactoryCustomizer &gt; n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ator.addCustomizer( KeyFactory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reate( Class keyInterface , KeyFactoryCustomizer first , List &lt; KeyFactoryCustomizer &gt;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reate( ClassLoader loader , Class keyInterface ,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setCustomizer(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reate( Class keyInterface , 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Factory.create( Class key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